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Server.deploy( String process , Descriptor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sendMessageAsync( String processName , Elemen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undeploy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Embedded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deploy( String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erver.sendMessage( String partnerLink , String operation , Element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mbeddedServer.start(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